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9fcea"/>
    </style:style>
    <style:style style:name="P2" style:family="paragraph" style:parent-style-name="Standard">
      <style:text-properties officeooo:paragraph-rsid="0020a895"/>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text-properties officeooo:paragraph-rsid="0019fcea"/>
    </style:style>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style style:name="P33" style:family="paragraph" style:parent-style-name="Text_20_body" style:list-style-name="L31"/>
    <style:style style:name="P34" style:family="paragraph" style:parent-style-name="Text_20_body" style:list-style-name="L32"/>
    <style:style style:name="P35" style:family="paragraph" style:parent-style-name="Text_20_body" style:list-style-name="L33"/>
    <style:style style:name="P36" style:family="paragraph" style:parent-style-name="Text_20_body" style:list-style-name="L33">
      <style:text-properties officeooo:paragraph-rsid="0020a895"/>
    </style:style>
    <style:style style:name="P37" style:family="paragraph" style:parent-style-name="Text_20_body" style:list-style-name="L34"/>
    <style:style style:name="P38" style:family="paragraph" style:parent-style-name="Text_20_body" style:list-style-name="L35"/>
    <style:style style:name="P39" style:family="paragraph" style:parent-style-name="Text_20_body" style:list-style-name="L36"/>
    <style:style style:name="P40" style:family="paragraph" style:parent-style-name="Text_20_body" style:list-style-name="L37"/>
    <style:style style:name="P41" style:family="paragraph" style:parent-style-name="Text_20_body" style:list-style-name="L38"/>
    <style:style style:name="P42" style:family="paragraph" style:parent-style-name="Text_20_body">
      <style:paragraph-properties fo:margin-top="0in" fo:margin-bottom="0in" style:contextual-spacing="false"/>
    </style:style>
    <style:style style:name="P43" style:family="paragraph" style:parent-style-name="Text_20_body" style:list-style-name="L39"/>
    <style:style style:name="P44" style:family="paragraph" style:parent-style-name="Text_20_body" style:list-style-name="L40"/>
    <style:style style:name="P45" style:family="paragraph" style:parent-style-name="Text_20_body" style:list-style-name="L41"/>
    <style:style style:name="P46" style:family="paragraph" style:parent-style-name="Text_20_body" style:list-style-name="L42"/>
    <style:style style:name="P47" style:family="paragraph" style:parent-style-name="Text_20_body" style:list-style-name="L43"/>
    <style:style style:name="P48" style:family="paragraph" style:parent-style-name="Text_20_body" style:list-style-name="L44"/>
    <style:style style:name="P49" style:family="paragraph" style:parent-style-name="Text_20_body">
      <style:paragraph-properties fo:margin-left="0in" fo:margin-right="0in" fo:text-indent="0in" style:auto-text-indent="false"/>
    </style:style>
    <style:style style:name="T1" style:family="text">
      <style:text-properties officeooo:rsid="0019fcea"/>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AILY READING</text:h>
      <text:p text:style-name="Text_20_body"><text:span text:style-name="Strong_20_Emphasis">WEEK 4 — THE TRIUNE GOD’S REVELATION AND HIS ECONOMY</text:span><text:line-break/><text:span text:style-name="Strong_20_Emphasis">DAY 1 — God’s Person: Father, Son, and Spirit</text:span></text:p>
      <text:p text:style-name="Horizontal_20_Line"/>
      <text:h text:style-name="Heading_20_3" text:outline-level="3">📖 Key Scriptures</text:h>
      <text:list text:style-name="L1">
        <text:list-item>
          <text:p text:style-name="P3"><text:span text:style-name="Strong_20_Emphasis">Matthew 28:19 (NLV):</text:span> “So go and make followers of all people in the world. Baptize them in the name of the Father and of the Son and of the Holy Spirit.”</text:p>
        </text:list-item>
        <text:list-item>
          <text:p text:style-name="P3"><text:span text:style-name="Strong_20_Emphasis">Acts 7:2 (NLV):</text:span> “The God of shining-greatness came to our early father Abraham…”</text:p>
        </text:list-item>
        <text:list-item>
          <text:p text:style-name="P3"><text:span text:style-name="Strong_20_Emphasis">2 Corinthians 13:14 (NLV):</text:span> “May you have loving-favor from the Lord Jesus Christ. May you have the love of God. May you have the fellowship of the Holy Spirit.”</text:p>
        </text:list-item>
      </text:list>
      <text:p text:style-name="Horizontal_20_Line"/>
      <text:h text:style-name="Heading_20_2" text:outline-level="2">✋ Story Devotional</text:h>
      <text:p text:style-name="Text_20_body">Long ago, a child sat with his grandfather by the fire. He asked, <text:span text:style-name="Emphasis">“Grandpa, what is God really like?”</text:span></text:p>
      <text:p text:style-name="Text_20_body">The grandfather smiled and said, <text:span text:style-name="Emphasis">“It is like trying to put together a puzzle. Each piece shows a little part. One verse tells us something about God here, another shows something more there. When we put them together, we see the picture: God is Father, Son, and Spirit.”</text:span></text:p>
      <text:p text:style-name="Text_20_body">The boy thought for a while, then said, <text:span text:style-name="Emphasis">“So…three Gods?”</text:span></text:p>
      <text:p text:style-name="Text_20_body">“No,” the grandfather answered gently. <text:span text:style-name="Emphasis">“Only one God. But He shows Himself in three ways. Just as your name has a first, middle, and last, yet you are still one person — so God is one, with three expressions: Father, Son, Spirit.”</text:span></text:p>
      <text:p text:style-name="Horizontal_20_Line"/>
      <text:h text:style-name="Heading_20_3" text:outline-level="3">✨ God in Plain Words</text:h>
      <text:p text:style-name="Text_20_body">Jesus told His disciples, <text:span text:style-name="Emphasis">“Baptize them in the name of the Father, Son, and Spirit”</text:span> (Matt. 28:19). Notice, it says <text:span text:style-name="Strong_20_Emphasis">name</text:span> — not names. God is one, yet fully known in three.</text:p>
      <text:p text:style-name="Text_20_body">Paul later wrote: <text:span text:style-name="Emphasis">“The love of God, the grace of Christ, and the fellowship of the Spirit be with you”</text:span> (2 Cor. 13:14). This is not just teaching. It is our daily experience:</text:p>
      <text:list text:style-name="L2">
        <text:list-item>
          <text:p text:style-name="P4">The <text:span text:style-name="Strong_20_Emphasis">Father’s love</text:span> is the fountain, the beginning.</text:p>
        </text:list-item>
        <text:list-item>
          <text:p text:style-name="P4">The <text:span text:style-name="Strong_20_Emphasis">Son’s grace</text:span> is the river, bringing love to us.</text:p>
        </text:list-item>
        <text:list-item>
          <text:p text:style-name="P4">The <text:span text:style-name="Strong_20_Emphasis">Spirit’s fellowship</text:span> is like the water we drink, making it real in our hearts.</text:p>
        </text:list-item>
      </text:list>
      <text:p text:style-name="Horizontal_20_Line"/>
      <text:h text:style-name="Heading_20_3" text:outline-level="3">✨ God in Stories and Signs</text:h>
      <text:p text:style-name="Text_20_body">Jesus also used parables to show us God’s person.</text:p>
      <text:list text:style-name="L3">
        <text:list-item>
          <text:p text:style-name="P5"><text:soft-page-break/><text:span text:style-name="Strong_20_Emphasis">The Friend at Midnight</text:span> (Luke 11:5-8) — A man knocks on his friend’s door at midnight, asking for bread. The friend gives it, not because of timing, but because of relationship. God is like that — not distant, but close. We pray as a friend speaks to a friend.</text:p>
        </text:list-item>
        <text:list-item>
          <text:p text:style-name="P5"><text:span text:style-name="Strong_20_Emphasis">The Loving Father</text:span> (Luke 15:11-32) — The prodigal son wasted everything but finally came home. The father was waiting, saw him from far away, and ran to embrace him. God is like that Father — eager to welcome, quick to forgive, overflowing with love.</text:p>
        </text:list-item>
      </text:list>
      <text:p text:style-name="Horizontal_20_Line"/>
      <text:h text:style-name="Heading_20_2" text:outline-level="2">🪞 Application for Us</text:h>
      <text:list text:style-name="L4">
        <text:list-item>
          <text:p text:style-name="P6">God is not a cold idea but a living Person we can know.</text:p>
        </text:list-item>
        <text:list-item>
          <text:p text:style-name="P6">When we pray, we come to a <text:span text:style-name="Strong_20_Emphasis">friend</text:span> who listens.</text:p>
        </text:list-item>
        <text:list-item>
          <text:p text:style-name="P6">When we sin, we return to a <text:span text:style-name="Strong_20_Emphasis">Father</text:span> who runs to embrace us.</text:p>
        </text:list-item>
        <text:list-item>
          <text:p text:style-name="P6">When we live each day, we experience the <text:span text:style-name="Strong_20_Emphasis">Spirit</text:span> filling us with God’s love and grace.</text:p>
        </text:list-item>
      </text:list>
      <text:p text:style-name="Text_20_body">👉 Ellen G. White wrote: <text:span text:style-name="Emphasis">“Through nature, through the deepest and tenderest earthly ties, He has sought to reveal Himself to us. Yet these but imperfectly represent His love”</text:span> (Steps to Christ, ch. 1).</text:p>
      <text:p text:style-name="Horizontal_20_Line"/>
      <text:h text:style-name="Heading_20_2" text:outline-level="2">🙏 Prayer</text:h>
      <text:p text:style-name="Text_20_body">“Father, thank You for showing Yourself as Father, Son, and Spirit. Lord Jesus, thank You for bringing the Father near to me. Holy Spirit, thank You for living in me and making God real each day. Help me walk as Your child, loved and embraced, never far from You. Am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DAILY READING</text:h>
      <text:p text:style-name="P1"><text:span text:style-name="Strong_20_Emphasis">DAY 2 — God’s Attributes </text:span><text:span text:style-name="Strong_20_Emphasis"><text:span text:style-name="T1">(</text:span></text:span><text:a xlink:type="simple" xlink:href="https://dictionary.cambridge.org/dictionary/english/characteristic" text:style-name="Internet_20_link" text:visited-style-name="Visited_20_Internet_20_Link"><text:span text:style-name="Strong_20_Emphasis">characteristic</text:span></text:a><text:span text:style-name="Strong_20_Emphasis"> that someone or something has</text:span><text:span text:style-name="Strong_20_Emphasis"><text:span text:style-name="T1">)</text:span></text:span><text:span text:style-name="Strong_20_Emphasis">: Life, Love, Light</text:span></text:p>
      <text:h text:style-name="Heading_20_3" text:outline-level="3">📖 Key Scriptures</text:h>
      <text:list text:style-name="L5">
        <text:list-item>
          <text:p text:style-name="P7"><text:span text:style-name="Strong_20_Emphasis">1 John 5:12 (NLV):</text:span> “The person who has the Son has this life. The person who does not have the Son of God does not have this life.”</text:p>
          <text:p text:style-name="P7">👉 <text:span text:style-name="Strong_20_Emphasis">Simile explanation:</text:span></text:p>
          <text:list>
            <text:list-item>
              <text:p text:style-name="P7">Having Jesus is like <text:span text:style-name="Strong_20_Emphasis">having a seed planted in your heart</text:span>. The seed grows into real life.</text:p>
            </text:list-item>
            <text:list-item>
              <text:p text:style-name="P7">Without Jesus, it’s like <text:span text:style-name="Strong_20_Emphasis">holding an empty pot with no seed</text:span> — no life can grow.</text:p>
            </text:list-item>
          </text:list>
        </text:list-item>
        <text:list-item>
          <text:p text:style-name="P7"><text:span text:style-name="Strong_20_Emphasis">1 John 1:5, 7 (NLV):</text:span> “This is the Word we heard from Him and are telling you: God is light. There is no darkness in Him… If we live in the light as He is in the light, we have fellowship with each other.”</text:p>
          <text:p text:style-name="P7">👉 <text:span text:style-name="Strong_20_Emphasis">Simile explanation:</text:span></text:p>
          <text:list>
            <text:list-item>
              <text:p text:style-name="P7">God is like <text:span text:style-name="Strong_20_Emphasis">the sun shining bright</text:span> — no shadows, no darkness.</text:p>
            </text:list-item>
            <text:list-item>
              <text:p text:style-name="P7">Walking with Him is like <text:span text:style-name="Strong_20_Emphasis">walking in daylight</text:span> — we see clearly, we don’t stumble, and we can walk together with others.</text:p>
            </text:list-item>
            <text:list-item>
              <text:p text:style-name="P7">Without His light, it’s like <text:span text:style-name="Strong_20_Emphasis">trying to walk in a dark cave</text:span> — we bump, fall, and get lost.</text:p>
            </text:list-item>
          </text:list>
        </text:list-item>
      </text:list>
      <text:p text:style-name="Horizontal_20_Line"/>
      <text:h text:style-name="Heading_20_3" text:outline-level="3">✋ Story Devotional</text:h>
      <text:p text:style-name="Text_20_body">A young woman planted a seed in her garden. She watered it, cared for it, and waited. Soon, a small sprout broke through the soil. Over time, leaves stretched wide, flowers bloomed, and fruit appeared. She smiled and said, <text:span text:style-name="Emphasis">“This seed is alive. It grows and produces.”</text:span></text:p>
      <text:p text:style-name="Text_20_body">But a neighbor said, <text:span text:style-name="Emphasis">“Isn’t all life the same?”</text:span></text:p>
      <text:p text:style-name="Text_20_body">The woman shook her head: <text:span text:style-name="Emphasis">“No. Without the seed, there is no plant. You can have soil, water, even sunshine — but if there is no seed, there is no real life.”</text:span></text:p>
      <text:p text:style-name="Text_20_body">👉 This is like our lives. We may have health, breath, strength — but without Jesus, it is only <text:span text:style-name="Strong_20_Emphasis">temporary life</text:span>. Human life is like a flower: it blooms in the morning but withers by evening. Only Jesus plants <text:span text:style-name="Strong_20_Emphasis">eternal life</text:span> in us, life that never fades.</text:p>
      <text:p text:style-name="Horizontal_20_Line"/>
      <text:p text:style-name="Text_20_body">Now think about <text:span text:style-name="Strong_20_Emphasis">light</text:span>.</text:p>
      <text:p text:style-name="Text_20_body">Have you ever walked in a dark room without electricity? You bump into chairs, trip on things, maybe even fall. You grope and stumble because you cannot see. But when the switch is turned on, the whole room changes.</text:p>
      <text:p text:style-name="Text_20_body"><text:soft-page-break/>God is like that light. He shines bright like the sun. In Him, there are no shadows, no hidden corners. When we walk in His light, our path is clear, our steps are steady, and we walk together in fellowship.</text:p>
      <text:p text:style-name="Text_20_body">👉 Without His light, life is like walking through a dark cave — stumbling, confused, and lost. Human light (like a flashlight) grows dim. But God’s light is like the sunrise — it never burns out.</text:p>
      <text:p text:style-name="Horizontal_20_Line"/>
      <text:h text:style-name="Heading_20_3" text:outline-level="3">✨ God’s Attributes Explained</text:h>
      <text:list text:style-name="L6">
        <text:list-item>
          <text:p text:style-name="P8"><text:span text:style-name="Strong_20_Emphasis">Life</text:span></text:p>
        </text:list-item>
      </text:list>
      <text:list text:style-name="L7">
        <text:list-item>
          <text:p text:style-name="P9">God’s life is <text:span text:style-name="Strong_20_Emphasis">divine</text:span> (from Him), <text:span text:style-name="Strong_20_Emphasis">eternal</text:span> (no beginning or end), and <text:span text:style-name="Strong_20_Emphasis">unchanging</text:span>.</text:p>
        </text:list-item>
        <text:list-item>
          <text:p text:style-name="P9">Our human life fades — childhood grows old, strength weakens, breath stops. But God’s life keeps going, always strong, never-ending.</text:p>
        </text:list-item>
        <text:list-item>
          <text:p text:style-name="P9"><text:span text:style-name="Strong_20_Emphasis">Simile:</text:span> Human life is like a candle — it burns down and ends. God’s life is like the sun — steady, powerful, always shining.</text:p>
        </text:list-item>
      </text:list>
      <text:list text:style-name="L8">
        <text:list-item>
          <text:p text:style-name="P10"><text:span text:style-name="Strong_20_Emphasis">Love</text:span></text:p>
        </text:list-item>
      </text:list>
      <text:list text:style-name="L9">
        <text:list-item>
          <text:p text:style-name="P11">God’s love is not based on our goodness. He loved us while we were broken, lost, and sinful (John 3:16; 1 John 4:9).</text:p>
        </text:list-item>
        <text:list-item>
          <text:p text:style-name="P11">Mercy is His love reaching even deeper — pulling us out of our pit of sin (Eph. 2:4).</text:p>
        </text:list-item>
        <text:list-item>
          <text:p text:style-name="P11"><text:span text:style-name="Strong_20_Emphasis">Simile:</text:span> Human love is like waves — strong one moment, weak the next. God’s love is like the ocean — deep, wide, never-ending.</text:p>
        </text:list-item>
      </text:list>
      <text:list text:style-name="L10">
        <text:list-item>
          <text:p text:style-name="P12"><text:span text:style-name="Strong_20_Emphasis">Light</text:span></text:p>
        </text:list-item>
      </text:list>
      <text:list text:style-name="L11">
        <text:list-item>
          <text:p text:style-name="P13">God is light, and there is no darkness in Him. His light reveals truth, purity, and guidance (1 John 1:5).</text:p>
        </text:list-item>
        <text:list-item>
          <text:p text:style-name="P13">In eternity, no sun or lamp will be needed — God Himself will be our light forever (Rev. 22:5).</text:p>
        </text:list-item>
        <text:list-item>
          <text:p text:style-name="P13"><text:span text:style-name="Strong_20_Emphasis">Simile:</text:span> Human light is like a candle that flickers. God’s light is like the dawn breaking across the sky, chasing all darkness away.</text:p>
        </text:list-item>
      </text:list>
      <text:p text:style-name="Horizontal_20_Line"/>
      <text:h text:style-name="Heading_20_3" text:outline-level="3">🪞 Application for Us</text:h>
      <text:list text:style-name="L12">
        <text:list-item>
          <text:p text:style-name="P14">If we have Christ, we have <text:span text:style-name="Strong_20_Emphasis">real life</text:span> — life that never ends. Without Him, it is like carrying an empty pot with no seed.</text:p>
        </text:list-item>
        <text:list-item>
          <text:p text:style-name="P14">If we feel unworthy, we remember His <text:span text:style-name="Strong_20_Emphasis">love and mercy</text:span> reach even our lowest places.</text:p>
        </text:list-item>
        <text:list-item>
          <text:p text:style-name="P14">If we are confused, we walk in His <text:span text:style-name="Strong_20_Emphasis">light</text:span>, which shows the safe path and keeps us from stumbling.</text:p>
        </text:list-item>
      </text:list>
      <text:p text:style-name="Horizontal_20_Line"/>
      <text:p text:style-name="Text_20_body"><text:soft-page-break/>👉 Ellen G. White wrote: <text:span text:style-name="Emphasis">“God is love. It is written upon every opening bud, upon every spire of springing grass. The lovely birds… tell us of the Creator’s tender, pitying love”</text:span> (Steps to Christ, ch. 1).</text:p>
      <text:p text:style-name="Horizontal_20_Line"/>
      <text:h text:style-name="Heading_20_3" text:outline-level="3">🙏 Prayer</text:h>
      <text:p text:style-name="Text_20_body">“Lord, thank You that in You I have life that never ends. Thank You for planting Your seed of eternal life in my heart. Thank You for Your love that never gives up, and for Your mercy that lifts me when I fall. Shine Your light on my path today so I may walk clearly, without stumbling, and live in fellowship with others. Amen.”</text:p>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DAILY READING</text:h>
      <text:p text:style-name="Text_20_body"><text:span text:style-name="Strong_20_Emphasis">WEEK 4 — THE TRIUNE GOD’S REVELATION AND HIS ECONOMY</text:span><text:line-break/><text:span text:style-name="Strong_20_Emphasis">DAY 3 — God’s Holiness and Righteousness</text:span></text:p>
      <text:p text:style-name="Horizontal_20_Line"/>
      <text:h text:style-name="Heading_20_3" text:outline-level="3">📖 Key Scriptures</text:h>
      <text:list text:style-name="L13">
        <text:list-item>
          <text:p text:style-name="P15"><text:span text:style-name="Strong_20_Emphasis">Hebrews 12:10 (NLV):</text:span> “Our fathers on earth made us suffer for a short time as they thought best. But God makes us suffer so we may be holy, as He is holy.”</text:p>
        </text:list-item>
        <text:list-item>
          <text:p text:style-name="P15"><text:span text:style-name="Strong_20_Emphasis">Philippians 2:13 (NLV):</text:span> “For God is working in you. He helps you want to do what pleases Him and gives you the power to do it.”</text:p>
        </text:list-item>
      </text:list>
      <text:p text:style-name="Horizontal_20_Line"/>
      <text:h text:style-name="Heading_20_3" text:outline-level="3">✋ Story Devotional</text:h>
      <text:p text:style-name="Text_20_body">A craftsman placed raw gold into the furnace. As the fire grew hotter, black impurities floated to the surface. With steady hands, he scooped them away until the gold gleamed bright. Someone asked, <text:span text:style-name="Emphasis">“How do you know when the gold is ready?”</text:span> The craftsman smiled: <text:span text:style-name="Emphasis">“When I can see my reflection in it.”</text:span></text:p>
      <text:p text:style-name="Text_20_body">👉 This is what <text:span text:style-name="Strong_20_Emphasis">holiness</text:span> looks like. God allows the “heat” of trials in our lives, not to destroy us but to remove what does not belong. His goal is to see His own image reflected in us.</text:p>
      <text:p text:style-name="Text_20_body">Holiness does not mean “never making mistakes.” It means being set apart — different from what is common — filled with God’s presence and character (Heb. 12:10).</text:p>
      <text:p text:style-name="Text_20_body">But God is not only holy inside His being. He is also <text:span text:style-name="Strong_20_Emphasis">righteous</text:span> in everything He does. Righteousness means He always acts fairly, truthfully, and justly. When we fail, our conscience may whisper guilt, but His righteousness does not change. Because of Jesus’ blood, His forgiveness is guaranteed (1 John 1:9).</text:p>
      <text:p text:style-name="Horizontal_20_Line"/>
      <text:h text:style-name="Heading_20_3" text:outline-level="3">✨ Holiness</text:h>
      <text:list text:style-name="L14">
        <text:list-item>
          <text:p text:style-name="P16">God’s nature is <text:span text:style-name="Strong_20_Emphasis">holy</text:span> — completely separate from sin.</text:p>
        </text:list-item>
        <text:list-item>
          <text:p text:style-name="P16">Holiness means God sets us apart as His own.</text:p>
        </text:list-item>
        <text:list-item>
          <text:p text:style-name="P16">Like gold in fire, our lives are refined until His image shines in us.</text:p>
        </text:list-item>
        <text:list-item>
          <text:p text:style-name="P16"><text:span text:style-name="Strong_20_Emphasis">Simile:</text:span> Holiness is like white cloth dipped in dye — it is marked, changed, and no longer common.</text:p>
        </text:list-item>
      </text:list>
      <text:h text:style-name="Heading_20_3" text:outline-level="3">✨ Righteousness</text:h>
      <text:list text:style-name="L15">
        <text:list-item>
          <text:p text:style-name="P17">God’s actions are always <text:span text:style-name="Strong_20_Emphasis">fair and true</text:span>.</text:p>
        </text:list-item>
        <text:list-item>
          <text:p text:style-name="P17">His throne is built on righteousness (Psalm 89:14).</text:p>
        </text:list-item>
        <text:list-item>
          <text:p text:style-name="P17">When we confess our sins, He is faithful and just to forgive (1 John 1:9).</text:p>
        </text:list-item>
        <text:list-item>
          <text:p text:style-name="P17"><text:soft-page-break/><text:span text:style-name="Strong_20_Emphasis">Simile:</text:span> Righteousness is like a strong foundation stone. Even if we stumble, the stone does not move — we can stand on it again.</text:p>
        </text:list-item>
      </text:list>
      <text:p text:style-name="Horizontal_20_Line"/>
      <text:h text:style-name="Heading_20_3" text:outline-level="3">🪞 Application for Us</text:h>
      <text:list text:style-name="L16">
        <text:list-item>
          <text:p text:style-name="P18">When we face suffering or tests, God is shaping us with His holiness, like gold in the fire.</text:p>
        </text:list-item>
        <text:list-item>
          <text:p text:style-name="P18">When we fall, we rise again — because our forgiveness rests on His righteousness, not on our feelings.</text:p>
        </text:list-item>
        <text:list-item>
          <text:p text:style-name="P18">We are not left alone; God Himself is working in us, giving us the desire and power to do His will (Phil. 2:13).</text:p>
        </text:list-item>
        <text:list-item>
          <text:p text:style-name="P18"><text:span text:style-name="Strong_20_Emphasis">Fact of life comparison:</text:span> Human justice often fails — unfair trials, false judgments, uneven rules. But God’s justice is perfect. He always judges rightly, always forgives through Christ.</text:p>
        </text:list-item>
      </text:list>
      <text:p text:style-name="Horizontal_20_Line"/>
      <text:p text:style-name="Text_20_body">👉 Ellen G. White wrote: <text:span text:style-name="Emphasis">“Holiness is wholeness for God; it is the entire surrender of heart and life to the indwelling of the principles of heaven”</text:span> (Acts of the Apostles, ch. 5).</text:p>
      <text:p text:style-name="Horizontal_20_Line"/>
      <text:h text:style-name="Heading_20_3" text:outline-level="3">🙏 Prayer</text:h>
      <text:p text:style-name="Text_20_body">“Holy God, thank You for calling me to share in Your nature. Like gold in the fire, refine me until Your image shines in me. Righteous God, thank You that my forgiveness rests on Your justice, not my feelings. Keep working in me, giving me both the desire and the strength to do Your will. Amen.”</text:p>
      <text:p text:style-name="Horizontal_20_Lin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DAILY READING</text:h>
      <text:p text:style-name="Text_20_body"><text:span text:style-name="Strong_20_Emphasis">WEEK 4 — THE TRIUNE GOD’S REVELATION AND HIS ECONOMY</text:span><text:line-break/><text:span text:style-name="Strong_20_Emphasis">DAY 4 — God’s Economy: His Plan to Give Himself</text:span></text:p>
      <text:p text:style-name="Horizontal_20_Line"/>
      <text:h text:style-name="Heading_20_3" text:outline-level="3">📖 Key Scriptures</text:h>
      <text:list text:style-name="L17">
        <text:list-item>
          <text:p text:style-name="P19"><text:span text:style-name="Strong_20_Emphasis">Ephesians 3:9 (NLV):</text:span> “I was chosen to make clear to all men God’s plan. That plan was hidden in God Who made all things from the beginning of the world.”</text:p>
        </text:list-item>
        <text:list-item>
          <text:p text:style-name="P19"><text:span text:style-name="Strong_20_Emphasis">2 Corinthians 13:14 (NLV):</text:span> “May you have loving-favor from the Lord Jesus Christ. May you have the love of God. May you have the fellowship of the Holy Spirit.”</text:p>
        </text:list-item>
      </text:list>
      <text:p text:style-name="Horizontal_20_Line"/>
      <text:h text:style-name="Heading_20_3" text:outline-level="3">✋ Story Devotional</text:h>
      <text:p text:style-name="Text_20_body">A wealthy merchant once had barns filled with treasure. But instead of locking them away, he said: <text:span text:style-name="Emphasis">“I want to share my riches with as many people as possible.”</text:span> He arranged workers, trade routes, and ships so his goods could reach far places.</text:p>
      <text:p text:style-name="Text_20_body">👉 In the same way, <text:span text:style-name="Strong_20_Emphasis">God is the true Businessman of the universe</text:span>. His riches are not gold, silver, or diamonds. His riches are <text:span text:style-name="Strong_20_Emphasis">Himself</text:span>. His plan, called <text:span text:style-name="Strong_20_Emphasis">God’s economy</text:span>, is to give Himself to us freely.</text:p>
      <text:p text:style-name="Text_20_body">The Bible has many teachings, but if we put them together like puzzle pieces, they show one picture: <text:span text:style-name="Strong_20_Emphasis">God’s heart is to share Himself with people.</text:span></text:p>
      <text:p text:style-name="Horizontal_20_Line"/>
      <text:h text:style-name="Heading_20_3" text:outline-level="3">✨ What Is God’s Economy?</text:h>
      <text:list text:style-name="L18">
        <text:list-item>
          <text:p text:style-name="P20">“Economy” means <text:span text:style-name="Strong_20_Emphasis">management, arrangement, stewardship</text:span>.</text:p>
        </text:list-item>
        <text:list-item>
          <text:p text:style-name="P20">God’s economy = His plan to <text:span text:style-name="Strong_20_Emphasis">dispense Himself into humanity</text:span>.</text:p>
        </text:list-item>
        <text:list-item>
          <text:p text:style-name="P20">His <text:span text:style-name="Strong_20_Emphasis">capital</text:span> is Himself. His <text:span text:style-name="Strong_20_Emphasis">product</text:span> is Himself. His <text:span text:style-name="Strong_20_Emphasis">gift</text:span> is Himself.</text:p>
        </text:list-item>
      </text:list>
      <text:p text:style-name="Text_20_body">💡 <text:span text:style-name="Emphasis">Illustration</text:span>: Imagine water flowing through pipes. The water is God’s life. The pipes are His plan. Without the pipe system, the water cannot reach us. God’s economy is the pipework that carries His life into our hearts.</text:p>
      <text:p text:style-name="Horizontal_20_Line"/>
      <text:h text:style-name="Heading_20_3" text:outline-level="3">✨ The Steps of God’s Economy</text:h>
      <text:p text:style-name="Text_20_body">How does God reach us? Through the <text:span text:style-name="Strong_20_Emphasis">Trinity</text:span>:</text:p>
      <text:list text:style-name="L19">
        <text:list-item>
          <text:p text:style-name="P21"><text:span text:style-name="Strong_20_Emphasis">The Father</text:span> — the source of love.</text:p>
        </text:list-item>
        <text:list-item>
          <text:p text:style-name="P21"><text:span text:style-name="Strong_20_Emphasis">The Son</text:span> — the expression of that love through grace.</text:p>
        </text:list-item>
        <text:list-item>
          <text:p text:style-name="P21"><text:span text:style-name="Strong_20_Emphasis">The Spirit</text:span> — the transmission bringing God into us in fellowship.</text:p>
        </text:list-item>
      </text:list>
      <text:p text:style-name="Text_20_body"><text:soft-page-break/>💡 <text:span text:style-name="Emphasis">Simile</text:span>: Think of <text:span text:style-name="Strong_20_Emphasis">electricity</text:span>. It has a source (power plant), a current (wires), and a transmission (switch/light). One power, three stages.</text:p>
      <text:p text:style-name="Text_20_body">In the same way, God’s love flows:</text:p>
      <text:list text:style-name="L20">
        <text:list-item>
          <text:p text:style-name="P22">From the <text:span text:style-name="Strong_20_Emphasis">Father</text:span> (source),</text:p>
        </text:list-item>
        <text:list-item>
          <text:p text:style-name="P22">Through the <text:span text:style-name="Strong_20_Emphasis">Son</text:span> (channel),</text:p>
        </text:list-item>
        <text:list-item>
          <text:p text:style-name="P22">Into us by the <text:span text:style-name="Strong_20_Emphasis">Spirit</text:span> (connection).</text:p>
        </text:list-item>
      </text:list>
      <text:p text:style-name="Horizontal_20_Line"/>
      <text:h text:style-name="Heading_20_3" text:outline-level="3">🪞 Application for Us</text:h>
      <text:list text:style-name="L21">
        <text:list-item>
          <text:p text:style-name="P23">God’s plan is not only to give blessings, but to give <text:span text:style-name="Strong_20_Emphasis">Himself</text:span>.</text:p>
        </text:list-item>
        <text:list-item>
          <text:p text:style-name="P23">Each day we can receive His love, enjoy His grace, and live in His fellowship.</text:p>
        </text:list-item>
        <text:list-item>
          <text:p text:style-name="P23">The more we open to Him, the more His “riches” flow into us.</text:p>
        </text:list-item>
        <text:list-item>
          <text:p text:style-name="P23">Human plans often fail — businesses collapse, pipes leak, electricity breaks. But God’s plan, His economy, never fails.</text:p>
        </text:list-item>
      </text:list>
      <text:p text:style-name="Text_20_body">👉 Ellen G. White wrote: <text:span text:style-name="Emphasis">“Through Christ was to be fulfilled the purpose of Him who from the beginning of the world had been working out His great plan for the good of man”</text:span> (Desire of Ages, ch. 1).</text:p>
      <text:p text:style-name="Horizontal_20_Line"/>
      <text:h text:style-name="Heading_20_3" text:outline-level="3">❓ 3 Questions and Answers</text:h>
      <text:p text:style-name="Text_20_body"><text:span text:style-name="Strong_20_Emphasis">Q1. What is God’s economy?</text:span><text:line-break/>👉 God’s economy is His plan to <text:span text:style-name="Strong_20_Emphasis">give Himself to us</text:span>, not just blessings.</text:p>
      <text:p text:style-name="Text_20_body"><text:span text:style-name="Strong_20_Emphasis">Q2. How does God carry out this plan?</text:span><text:line-break/>👉 By the <text:span text:style-name="Strong_20_Emphasis">Trinity</text:span>: the Father is the source, the Son is the channel, the Spirit is the connection.</text:p>
      <text:p text:style-name="Text_20_body"><text:span text:style-name="Strong_20_Emphasis">Q3. What does this mean for me personally?</text:span><text:line-break/>👉 It means every day I can <text:span text:style-name="Strong_20_Emphasis">receive His love, enjoy His grace, and walk in fellowship with the Spirit.</text:span></text:p>
      <text:p text:style-name="Horizontal_20_Line"/>
      <text:h text:style-name="Heading_20_3" text:outline-level="3">🙏 Prayer</text:h>
      <text:p text:style-name="Text_20_body">“Father, thank You that Your plan is not only to bless me but to give me Yourself. Lord Jesus, thank You for showing me the grace of God. Holy Spirit, thank You for bringing this love and grace into my heart daily. Help me to live in Your fellowship. Amen.”</text:p>
      <text:p text:style-name="Text_20_body"/>
      <text:p text:style-name="Text_20_body"/>
      <text:p text:style-name="Text_20_body"/>
      <text:p text:style-name="Text_20_body"/>
      <text:h text:style-name="Heading_20_1" text:outline-level="1"><text:soft-page-break/>DAILY READING</text:h>
      <text:p text:style-name="Text_20_body"><text:span text:style-name="Strong_20_Emphasis">WEEK 4 — THE TRIUNE GOD’S REVELATION AND HIS ECONOMY</text:span><text:line-break/><text:span text:style-name="Strong_20_Emphasis">DAY 5 — From the Father, In the Son</text:span></text:p>
      <text:p text:style-name="Horizontal_20_Line"/>
      <text:h text:style-name="Heading_20_3" text:outline-level="3">📖 Key Scriptures</text:h>
      <text:list text:style-name="L35">
        <text:list-item>
          <text:p text:style-name="P38"><text:span text:style-name="Strong_20_Emphasis">John 1:14 (NLV):</text:span> “Christ became human flesh and lived among us. We saw His shining-greatness… full of loving-favor and truth.”</text:p>
        </text:list-item>
        <text:list-item>
          <text:p text:style-name="P38"><text:span text:style-name="Strong_20_Emphasis">Colossians 2:9 (NLV):</text:span> “Christ is not only human but is God also. Every kind of God-likeness is in Christ.”</text:p>
        </text:list-item>
        <text:list-item>
          <text:p text:style-name="P38"><text:span text:style-name="Strong_20_Emphasis">John 10:30 (NLV):</text:span> Jesus said, “The Father and I are one.”</text:p>
        </text:list-item>
      </text:list>
      <text:p text:style-name="Horizontal_20_Line"/>
      <text:h text:style-name="Heading_20_3" text:outline-level="3">✋ Story Devotional</text:h>
      <text:p text:style-name="Text_20_body">Imagine a child holding a white cloth. The cloth is dipped into deep blue dye. When lifted, the cloth is no longer plain white — it is changed, marked forever.</text:p>
      <text:p text:style-name="Text_20_body">👉 This is like <text:span text:style-name="Strong_20_Emphasis">From the Father → In the Son</text:span>.</text:p>
      <text:list text:style-name="L36">
        <text:list-item>
          <text:p text:style-name="P39">The invisible Father, unapproachable in His pure divinity, placed all His fullness into His Son.</text:p>
        </text:list-item>
        <text:list-item>
          <text:p text:style-name="P39">In Jesus, the unseen God became visible — touchable, relatable, knowable.</text:p>
        </text:list-item>
        <text:list-item>
          <text:p text:style-name="P39">The Father and the Son are not separate; Jesus said, <text:span text:style-name="Emphasis">“The Father and I are one.”</text:span></text:p>
        </text:list-item>
      </text:list>
      <text:p text:style-name="Text_20_body">Now we can see God clearly. To see Jesus is to see the Father.</text:p>
      <text:p text:style-name="Horizontal_20_Line"/>
      <text:h text:style-name="Heading_20_3" text:outline-level="3">✨ Seven Elements of the Son (with similes)</text:h>
      <text:list text:style-name="L37">
        <text:list-item>
          <text:p text:style-name="P40"><text:span text:style-name="Strong_20_Emphasis">Divine Nature</text:span> — the fullness of God.<text:line-break/><text:span text:style-name="Emphasis">Like the sun’s brightness — you cannot separate light from the sun.</text:span></text:p>
        </text:list-item>
        <text:list-item>
          <text:p text:style-name="P40"><text:span text:style-name="Strong_20_Emphasis">Incarnation</text:span> — God became human.<text:line-break/><text:span text:style-name="Emphasis">Like the ocean touching the sand, heaven touched earth in Christ.</text:span></text:p>
        </text:list-item>
        <text:list-item>
          <text:p text:style-name="P40"><text:span text:style-name="Strong_20_Emphasis">Human Living</text:span> — He shared our experiences.<text:line-break/><text:span text:style-name="Emphasis">Like a traveler walking dusty roads, He felt our hunger, thirst, and tears.</text:span></text:p>
        </text:list-item>
        <text:list-item>
          <text:p text:style-name="P40"><text:span text:style-name="Strong_20_Emphasis">Effective Death</text:span> — His death broke sin’s power.<text:line-break/><text:span text:style-name="Emphasis">Like medicine killing poison, His cross destroyed sin’s grip.</text:span></text:p>
        </text:list-item>
        <text:list-item>
          <text:p text:style-name="P40"><text:span text:style-name="Strong_20_Emphasis">Resurrection</text:span> — He rose with eternal life.<text:line-break/><text:span text:style-name="Emphasis">Like a seed buried, rising as a strong tree, Christ rose in glory.</text:span></text:p>
        </text:list-item>
        <text:list-item>
          <text:p text:style-name="P40"><text:span text:style-name="Strong_20_Emphasis">Ascension</text:span> — He rose above all powers.<text:line-break/><text:span text:style-name="Emphasis">Like an eagle soaring above storms, He reigns over all enemies.</text:span></text:p>
        </text:list-item>
        <text:list-item>
          <text:p text:style-name="P40"><text:soft-page-break/><text:span text:style-name="Strong_20_Emphasis">Enthronement</text:span> — He is King of kings.<text:line-break/><text:span text:style-name="Emphasis">Like a crown on a king’s head, His rule is established forever.</text:span></text:p>
        </text:list-item>
      </text:list>
      <text:p text:style-name="Horizontal_20_Line"/>
      <text:h text:style-name="Heading_20_3" text:outline-level="3">🪞 Application for Us</text:h>
      <text:list text:style-name="L38">
        <text:list-item>
          <text:p text:style-name="P41">The Father is no longer distant — He is revealed in Jesus.</text:p>
        </text:list-item>
        <text:list-item>
          <text:p text:style-name="P41">In Christ, God’s divinity and humanity are joined.</text:p>
        </text:list-item>
        <text:list-item>
          <text:p text:style-name="P41">His life shows us God’s character; His death frees us; His resurrection fills us with new life.</text:p>
        </text:list-item>
        <text:list-item>
          <text:p text:style-name="P41">His ascension and enthronement give us victory and hope.</text:p>
        </text:list-item>
        <text:list-item>
          <text:p text:style-name="P41">Every stage of Jesus’ story is now part of <text:span text:style-name="Emphasis">our</text:span> story.</text:p>
        </text:list-item>
      </text:list>
      <text:p text:style-name="Text_20_body">👉 Ellen G. White wrote: <text:span text:style-name="Emphasis">“In taking our nature, the Savior has bound Himself to humanity by a tie that is never to be broken”</text:span> (Steps to Christ, ch. 1).</text:p>
      <text:p text:style-name="Horizontal_20_Line"/>
      <text:h text:style-name="Heading_20_3" text:outline-level="3">❓ 3 Reflection Questions with Answers</text:h>
      <text:p text:style-name="Text_20_body"><text:span text:style-name="Strong_20_Emphasis">Q1. Why is it important that the Father is in the Son?</text:span><text:line-break/>👉 Because the invisible Father becomes visible, touchable, and knowable through Jesus (Col. 2:9).</text:p>
      <text:p text:style-name="Text_20_body"><text:span text:style-name="Strong_20_Emphasis">Q2. What does Jesus’ humanity mean for me?</text:span><text:line-break/>👉 He understands my struggles — He walked this life fully as man (Heb. 4:15).</text:p>
      <text:p text:style-name="Text_20_body"><text:span text:style-name="Strong_20_Emphasis">Q3. What is the result of His death and resurrection?</text:span><text:line-break/>👉 His death breaks sin’s chains; His resurrection gives me eternal life and hope (1 Cor. 15:55–57).</text:p>
      <text:p text:style-name="Horizontal_20_Line"/>
      <text:h text:style-name="Heading_20_3" text:outline-level="3">📖 Closing Story</text:h>
      <text:p text:style-name="Text_20_body">A young girl once asked her father, <text:span text:style-name="Emphasis">“Daddy, what is God like? I can’t see Him.”</text:span></text:p>
      <text:p text:style-name="Text_20_body">The father picked up the little girl and pointed to the sunlight streaming through the window. <text:span text:style-name="Emphasis">“See that sunlight? You cannot touch the sun far away, but you can feel its warmth and see its light right here.”</text:span></text:p>
      <text:p text:style-name="Text_20_body">He continued: <text:span text:style-name="Emphasis">“God the Father is like the sun. We cannot reach Him in His brightness. But Jesus is like the sunlight shining into our room. Through Jesus, we see the Father, we feel His love, and we know His warmth.”</text:span></text:p>
      <text:p text:style-name="Text_20_body">👉 In Jesus, the Father comes near. He is not far away — He is with us, in us.</text:p>
      <text:p text:style-name="Horizontal_20_Line"/>
      <text:h text:style-name="Heading_20_3" text:outline-level="3">🙏 Closing Prayer</text:h>
      <text:p text:style-name="Text_20_body">“Father, thank You for showing Yourself in the Son. Lord Jesus, You are the fullness of God in human form — the bridge between heaven and earth. Thank You for living among us, dying for us, <text:soft-page-break/>and rising to give us life. Thank You that You reign as King of kings. Holy Spirit, help me to always see the Father in the Son and live each day in His love, grace, and fellowship. Amen.”</text:p>
      <text:p text:style-name="Horizontal_20_Line"/>
      <text:p text:style-name="Text_20_body"/>
      <text:h text:style-name="Heading_20_1" text:outline-level="1">DAILY READING</text:h>
      <text:p text:style-name="Text_20_body"><text:span text:style-name="Strong_20_Emphasis">WEEK 4 — THE TRIUNE GOD’S REVELATION AND HIS ECONOMY</text:span></text:p>
      <text:p text:style-name="Horizontal_20_Line"/>
      <text:h text:style-name="Heading_20_2" text:outline-level="2">🌟 Review of Days 1–5</text:h>
      <text:p text:style-name="Text_20_body"><text:span text:style-name="Strong_20_Emphasis">Day 1 — God’s Person</text:span><text:line-break/>God is One, revealed as Father, Son, and Spirit. Like a puzzle with many pieces forming one picture, the Bible reveals Him little by little. He is our Friend who listens in prayer and our Father who runs to forgive.</text:p>
      <text:p text:style-name="Text_20_body"><text:span text:style-name="Strong_20_Emphasis">Day 2 — God’s Attributes</text:span><text:line-break/>God’s life is eternal like a tree that never dies. His love is deeper than the ocean and His mercy pulls us out of sin’s pit. His light shines brighter than the sun — no darkness can stay.</text:p>
      <text:p text:style-name="Text_20_body"><text:span text:style-name="Strong_20_Emphasis">Day 3 — Holiness &amp; Righteousness</text:span><text:line-break/>God’s holiness is like gold purified in fire until His image shines in us. His righteousness is like a strong foundation stone — even if we stumble, His justice and forgiveness remain secure through Christ.</text:p>
      <text:p text:style-name="Text_20_body"><text:span text:style-name="Strong_20_Emphasis">Day 4 — God’s Economy</text:span><text:line-break/>Like water flowing through pipes or electricity through wires, God’s economy is His plan to give Himself to us. The Father is the source, the Son is the channel, and the Spirit is the connection that brings His riches into our lives.</text:p>
      <text:p text:style-name="Text_20_body"><text:span text:style-name="Strong_20_Emphasis">Day 5 — From the Father, In the Son</text:span><text:line-break/>The invisible Father placed all His fullness in the Son. Jesus is fully God and fully man — like a white cloth dipped in blue dye, divinity and humanity joined forever. In Him are seven elements: divine nature, incarnation, human living, effective death, resurrection, ascension, and enthronement. Through the Son, we see the Father clearly.</text:p>
      <text:p text:style-name="Horizontal_20_Line"/>
      <text:h text:style-name="Heading_20_1" text:outline-level="1">DAY 6 — Through the Spirit</text:h>
      <text:p text:style-name="Horizontal_20_Line"/>
      <text:h text:style-name="Heading_20_3" text:outline-level="3">📖 Key Scriptures</text:h>
      <text:list text:style-name="L39">
        <text:list-item>
          <text:p text:style-name="P43"><text:span text:style-name="Strong_20_Emphasis">1 Corinthians 15:45 (NLV):</text:span> “The first man, Adam, became a living being. The last Adam, Christ, became a life-giving Spirit.”</text:p>
        </text:list-item>
        <text:list-item>
          <text:p text:style-name="P43"><text:soft-page-break/><text:span text:style-name="Strong_20_Emphasis">2 Corinthians 3:17 (NLV):</text:span> “The Lord is the Spirit. Where the Spirit of the Lord is, there is freedom.”</text:p>
        </text:list-item>
        <text:list-item>
          <text:p text:style-name="P43"><text:span text:style-name="Strong_20_Emphasis">1 Corinthians 6:17 (NLV):</text:span> “But if a person is joined to the Lord, he becomes one with Him in spirit.”</text:p>
        </text:list-item>
      </text:list>
      <text:p text:style-name="Horizontal_20_Line"/>
      <text:h text:style-name="Heading_20_3" text:outline-level="3">✋ Story Devotional</text:h>
      <text:p text:style-name="Text_20_body">A home can have a power plant far away and wires running through the streets, but unless the switch is flipped, the house stays dark. The moment the current flows, the light shines and power fills the home.</text:p>
      <text:p text:style-name="Text_20_body">👉 This is how God works through the Spirit.</text:p>
      <text:list text:style-name="L40">
        <text:list-item>
          <text:p text:style-name="P44">The <text:span text:style-name="Strong_20_Emphasis">Father</text:span> is the source.</text:p>
        </text:list-item>
        <text:list-item>
          <text:p text:style-name="P44">The <text:span text:style-name="Strong_20_Emphasis">Son</text:span> is the channel.</text:p>
        </text:list-item>
        <text:list-item>
          <text:p text:style-name="P44">The <text:span text:style-name="Strong_20_Emphasis">Spirit</text:span> is the transmission — bringing the fullness of God right into us.</text:p>
        </text:list-item>
      </text:list>
      <text:p text:style-name="Text_20_body">The Spirit today is not just the Old Testament “Spirit of God.” Now He carries all of Christ’s riches — His divinity, humanity, human living, death, resurrection, ascension, and enthronement. He is the <text:span text:style-name="Strong_20_Emphasis">life-giving Spirit</text:span> who makes Jesus real in us daily.</text:p>
      <text:p text:style-name="Horizontal_20_Line"/>
      <text:h text:style-name="Heading_20_3" text:outline-level="3">✨ Figurative Language &amp; Similes</text:h>
      <text:list text:style-name="L41">
        <text:list-item>
          <text:p text:style-name="P45"><text:span text:style-name="Strong_20_Emphasis">Spirit as Transmission</text:span>: Like electricity moving from the plant, through wires, into the lamp — the Spirit brings the Father and Son into us.</text:p>
        </text:list-item>
        <text:list-item>
          <text:p text:style-name="P45"><text:span text:style-name="Strong_20_Emphasis">Spirit as Reality</text:span>: Like sunlight warming our skin, the Spirit makes the distant sun’s power real here. The Spirit makes Christ real to our hearts.</text:p>
        </text:list-item>
        <text:list-item>
          <text:p text:style-name="P45"><text:span text:style-name="Strong_20_Emphasis">Spirit as All-Inclusive Dose</text:span>: Like medicine with many ingredients in one pill — healing, strengthening, protecting — the Spirit is the “all-in-one dose” of God’s life for us.</text:p>
        </text:list-item>
      </text:list>
      <text:p text:style-name="Horizontal_20_Line"/>
      <text:h text:style-name="Heading_20_3" text:outline-level="3">📖 Closing Story</text:h>
      <text:p text:style-name="Text_20_body">A man was sick and went to the doctor. The doctor gave him one small pill and said, <text:span text:style-name="Emphasis">“This pill contains everything you need. It will fight the sickness, give you strength, and restore your health.”</text:span></text:p>
      <text:p text:style-name="Text_20_body">The man was amazed — so much help in one simple pill!</text:p>
      <text:p text:style-name="Text_20_body">👉 This is what the Holy Spirit is for us. He is the <text:span text:style-name="Strong_20_Emphasis">all-inclusive dose</text:span> of God’s riches. Every day, one “dose” of the Spirit fills us with life, peace, strength, and freedom.</text:p>
      <text:p text:style-name="Horizontal_20_Line"/>
      <text:h text:style-name="Heading_20_3" text:outline-level="3">❓ 3 Reflection Questions with Answers</text:h>
      <text:p text:style-name="Text_20_body"><text:span text:style-name="Strong_20_Emphasis">Q1. Why is the Spirit called the “life-giving Spirit”?</text:span><text:line-break/>👉 Because He brings the fullness of Christ into us, giving us God’s eternal life (1 Cor. 15:45).</text:p>
      <text:p text:style-name="Text_20_body"><text:soft-page-break/><text:span text:style-name="Strong_20_Emphasis">Q2. How does the Spirit work like electricity?</text:span><text:line-break/>👉 The Father is the source, the Son is the channel, and the Spirit is the transmission bringing God’s life into our hearts.</text:p>
      <text:p text:style-name="Text_20_body"><text:span text:style-name="Strong_20_Emphasis">Q3. What does it mean to be “one spirit with the Lord”?</text:span><text:line-break/>👉 It means deep union with Christ — He lives in us, and we live in Him (1 Cor. 6:17).</text:p>
      <text:p text:style-name="Horizontal_20_Line"/>
      <text:h text:style-name="Heading_20_3" text:outline-level="3">🪞 Application for Us</text:h>
      <text:list text:style-name="L42">
        <text:list-item>
          <text:p text:style-name="P46">The Spirit is not just near us — He lives <text:span text:style-name="Strong_20_Emphasis">in us</text:span>.</text:p>
        </text:list-item>
        <text:list-item>
          <text:p text:style-name="P46">He is Christ made real — not only a story in the Bible but life in our hearts.</text:p>
        </text:list-item>
        <text:list-item>
          <text:p text:style-name="P46">When we feel weak, He strengthens. When we feel lost, He guides. When we feel guilty, He applies Christ’s death and resurrection to us.</text:p>
        </text:list-item>
        <text:list-item>
          <text:p text:style-name="P46">Every day, we can “take” this all-inclusive Spirit like a dose of heavenly medicine, and He meets all our needs.</text:p>
        </text:list-item>
      </text:list>
      <text:p text:style-name="Horizontal_20_Line"/>
      <text:p text:style-name="Text_20_body">👉 Ellen G. White wrote: <text:span text:style-name="Emphasis">“Through the Spirit, God communicates His life to us. Thus we are born into His family and fitted for His work”</text:span> (The Desire of Ages, ch. 52).</text:p>
      <text:p text:style-name="Horizontal_20_Line"/>
      <text:h text:style-name="Heading_20_3" text:outline-level="3">🙏 Closing Prayer</text:h>
      <text:p text:style-name="Text_20_body">“Holy Spirit, thank You that You bring the Father and the Son into my life. Thank You that You are the life-giving Spirit, my all-in-one dose of God’s riches. Fill me with Your power, shine Your light in my heart, and help me live in freedom and fellowship with You every day. Amen.”</text:p>
      <text:p text:style-name="Horizontal_20_Line"/>
      <text:h text:style-name="Heading_20_1" text:outline-level="1">DAILY READING</text:h>
      <text:p text:style-name="Text_20_body"><text:span text:style-name="Strong_20_Emphasis">WEEK 4 — THE TRIUNE GOD’S REVELATION AND HIS ECONOMY</text:span><text:line-break/><text:span text:style-name="Strong_20_Emphasis">DAY 7 — Review and Reinforcement</text:span></text:p>
      <text:p text:style-name="Horizontal_20_Line"/>
      <text:h text:style-name="Heading_20_3" text:outline-level="3">✋ Opening Story</text:h>
      <text:p text:style-name="Text_20_body">A teacher once gave her class a box of puzzle pieces. The children looked confused — each piece alone seemed strange and incomplete. The teacher smiled and said, <text:span text:style-name="Emphasis">“Put them together and you will see the full picture.”</text:span></text:p>
      <text:p text:style-name="Text_20_body">Slowly, the children connected piece by piece until the image appeared clear: a bright shining sun over a beautiful garden.</text:p>
      <text:p text:style-name="Text_20_body">👉 This week has been like that puzzle. Each day gave us one piece: God’s Person, His Attributes, His Holiness and Righteousness, His Economy, His revelation in the Son, and His fullness through the Spirit. Put together, we see the complete picture — the Triune God giving Himself to us.</text:p>
      <text:p text:style-name="Horizontal_20_Line"><text:soft-page-break/></text:p>
      <text:h text:style-name="Heading_20_3" text:outline-level="3">📖 Bible Verse Challenge — <text:span text:style-name="Emphasis">Search and Read</text:span></text:h>
      <text:p text:style-name="Text_20_body">Here are <text:span text:style-name="Strong_20_Emphasis">10 verses</text:span> to look up, sign/read, and reflect on. Each one ties to this week’s theme:</text:p>
      <text:list text:style-name="L43">
        <text:list-item>
          <text:p text:style-name="P47">Matthew 28:19 — Baptize in the name of the Father, Son, Spirit.</text:p>
        </text:list-item>
        <text:list-item>
          <text:p text:style-name="P47">1 John 5:12 — Life is in the Son.</text:p>
        </text:list-item>
        <text:list-item>
          <text:p text:style-name="P47">1 John 1:5 — God is light, no darkness in Him.</text:p>
        </text:list-item>
        <text:list-item>
          <text:p text:style-name="P47">Hebrews 12:10 — God makes us holy.</text:p>
        </text:list-item>
        <text:list-item>
          <text:p text:style-name="P47">1 John 1:9 — God is faithful and just to forgive.</text:p>
        </text:list-item>
        <text:list-item>
          <text:p text:style-name="P47">Ephesians 3:9 — God’s plan, hidden but revealed.</text:p>
        </text:list-item>
        <text:list-item>
          <text:p text:style-name="P47">2 Corinthians 13:14 — Love, grace, fellowship of the Trinity.</text:p>
        </text:list-item>
        <text:list-item>
          <text:p text:style-name="P47">John 1:14 — The Word became flesh.</text:p>
        </text:list-item>
        <text:list-item>
          <text:p text:style-name="P47">1 Corinthians 15:45 — The last Adam became a life-giving Spirit.</text:p>
        </text:list-item>
        <text:list-item>
          <text:p text:style-name="P47">Revelation 22:5 — God Himself will be our light in eternity.</text:p>
        </text:list-item>
      </text:list>
      <text:p text:style-name="Text_20_body">👉 Challenge: Read these aloud or sign them this week, one each day, and ask: <text:span text:style-name="Emphasis">What does this show me about God giving Himself to me?</text:span></text:p>
      <text:p text:style-name="Horizontal_20_Line"/>
      <text:h text:style-name="Heading_20_3" text:outline-level="3">❓ 12 Review Questions with Answers</text:h>
      <text:p text:style-name="Text_20_body"><text:span text:style-name="Strong_20_Emphasis">Q1. Who is God’s Person revealed as?</text:span><text:line-break/>👉 Father, Son, and Spirit — one God, three-in-one.</text:p>
      <text:p text:style-name="Text_20_body"><text:span text:style-name="Strong_20_Emphasis">Q2. What does it mean to abide in the Word?</text:span><text:line-break/>👉 It means His Word lives in us, like fire burning in our spirit, giving us joy and strength.</text:p>
      <text:p text:style-name="Text_20_body"><text:span text:style-name="Strong_20_Emphasis">Q3. How does the Word wash us?</text:span><text:line-break/>👉 Like water smoothing stones, the Word cleanses our old habits and renews us inside.</text:p>
      <text:p text:style-name="Text_20_body"><text:span text:style-name="Strong_20_Emphasis">Q4. What is God’s main attribute of life?</text:span><text:line-break/>👉 His life is eternal and divine — unlike human life, which fades.</text:p>
      <text:p text:style-name="Text_20_body"><text:span text:style-name="Strong_20_Emphasis">Q5. What is the difference between human love and God’s love?</text:span><text:line-break/>👉 Human love rises and falls; God’s love is deep, constant, and never-ending.</text:p>
      <text:p text:style-name="Text_20_body"><text:span text:style-name="Strong_20_Emphasis">Q6. Why is God’s light important?</text:span><text:line-break/>👉 It guides us like the sun, chasing away darkness so we do not stumble.</text:p>
      <text:p text:style-name="Text_20_body"><text:span text:style-name="Strong_20_Emphasis">Q7. What does holiness mean?</text:span><text:line-break/>👉 Being set apart and filled with God’s nature — like gold refined until His image shines.</text:p>
      <text:p text:style-name="Text_20_body"><text:span text:style-name="Strong_20_Emphasis">Q8. What is God’s righteousness?</text:span><text:line-break/>👉 His actions are always fair and just, and His forgiveness is secure through Christ’s blood.</text:p>
      <text:p text:style-name="Text_20_body"><text:soft-page-break/><text:span text:style-name="Strong_20_Emphasis">Q9. What is God’s economy?</text:span><text:line-break/>👉 His plan to give Himself into humanity — the Father as source, the Son as channel, the Spirit as connection.</text:p>
      <text:p text:style-name="Text_20_body"><text:span text:style-name="Strong_20_Emphasis">Q10. Why did the Father put His fullness in the Son?</text:span><text:line-break/>👉 So the invisible God could be seen and known in Jesus Christ.</text:p>
      <text:p text:style-name="Text_20_body"><text:span text:style-name="Strong_20_Emphasis">Q11. What are the seven elements of the Son?</text:span><text:line-break/>👉 Divinity, incarnation, human living, effective death, resurrection, ascension, and enthronement.</text:p>
      <text:p text:style-name="Text_20_body"><text:span text:style-name="Strong_20_Emphasis">Q12. Why is the Spirit called the “life-giving Spirit”?</text:span><text:line-break/>👉 Because He brings all the riches of Christ into us — giving us God’s life, peace, and freedom.</text:p>
      <text:p text:style-name="P2"><text:s/>Reinforcement Points</text:p>
      <text:list text:style-name="L33">
        <text:list-item>
          <text:p text:style-name="P36"><text:span text:style-name="Strong_20_Emphasis">God’s Person</text:span> — He is one God revealed as Father, Son, Spirit (Matt. 28:19).<text:line-break/>👉 Reinforce: God is not an idea but a Person who comes close.</text:p>
        </text:list-item>
        <text:list-item>
          <text:p text:style-name="P36"><text:span text:style-name="Strong_20_Emphasis">God’s Attributes</text:span> — Life, love, light, holiness, righteousness.<text:line-break/>👉 Reinforce: These belong to Him, and He shares them with us.</text:p>
        </text:list-item>
        <text:list-item>
          <text:p text:style-name="P36"><text:span text:style-name="Strong_20_Emphasis">God’s Life</text:span> — Without the Son, we do not have true life (1 John 5:12).<text:line-break/>👉 Reinforce: Eternal life is only in Christ.</text:p>
        </text:list-item>
        <text:list-item>
          <text:p text:style-name="P36"><text:span text:style-name="Strong_20_Emphasis">God’s Love and Mercy</text:span> — His love chooses us, His mercy rescues us.<text:line-break/>👉 Reinforce: His mercy reaches us when we are at our lowest.</text:p>
        </text:list-item>
        <text:list-item>
          <text:p text:style-name="P36"><text:span text:style-name="Strong_20_Emphasis">God’s Light</text:span> — He shines now and will shine forever (1 John 1:5, Rev. 22:5).<text:line-break/>👉 Reinforce: Walk in His light daily; no darkness can hide.</text:p>
        </text:list-item>
        <text:list-item>
          <text:p text:style-name="P36"><text:span text:style-name="Strong_20_Emphasis">Holiness</text:span> — His nature makes us set apart for Him (Heb. 12:10).<text:line-break/>👉 Reinforce: Holiness is not perfection, but being filled with His nature.</text:p>
        </text:list-item>
        <text:list-item>
          <text:p text:style-name="P36"><text:span text:style-name="Strong_20_Emphasis">Righteousness</text:span> — His actions are always just and fair.<text:line-break/>👉 Reinforce: His throne is unshakable; His forgiveness is secure.</text:p>
        </text:list-item>
        <text:list-item>
          <text:p text:style-name="P36"><text:span text:style-name="Strong_20_Emphasis">God’s Economy</text:span> — His plan is to give Himself into humanity (Eph. 3:9).<text:line-break/>👉 Reinforce: The Bible’s center is God’s plan to share Himself with us.</text:p>
        </text:list-item>
        <text:list-item>
          <text:p text:style-name="P36"><text:span text:style-name="Strong_20_Emphasis">The Trinity in Action</text:span> — Father = love, Son = grace, Spirit = fellowship (2 Cor. 13:14).<text:line-break/>👉 Reinforce: God’s flow: Love → Grace → Fellowship.</text:p>
        </text:list-item>
        <text:list-item>
          <text:p text:style-name="P36"><text:span text:style-name="Strong_20_Emphasis">From the Father, In the Son</text:span> — The invisible Father became visible in Christ (John 1:14).<text:line-break/>👉 Reinforce: When we see Jesus, we see the Father.</text:p>
        </text:list-item>
        <text:list-item>
          <text:p text:style-name="P36"><text:span text:style-name="Strong_20_Emphasis">Christ’s Seven Elements</text:span> — Divinity, humanity, human living, effective death, resurrection, ascension, enthronement.<text:line-break/>👉 Reinforce: Christ is complete; He is all we need.</text:p>
        </text:list-item>
        <text:list-item>
          <text:p text:style-name="P36"><text:span text:style-name="Strong_20_Emphasis">Through the Spirit</text:span> — The Spirit today is all-inclusive, carrying all of Christ’s riches into us (1 Cor. 15:45).<text:line-break/>👉 Reinforce: The Spirit is our daily “all-in-one dose” of God’s life.</text:p>
        </text:list-item>
      </text:list>
      <text:h text:style-name="Heading_20_3" text:outline-level="3">🪞 Application for Us</text:h>
      <text:list text:style-name="L44">
        <text:list-item>
          <text:p text:style-name="P48">The Father is no longer distant — He is revealed in Jesus.</text:p>
        </text:list-item>
        <text:list-item>
          <text:p text:style-name="P48"><text:soft-page-break/>The Son is not just history — He lives today through the Spirit.</text:p>
        </text:list-item>
        <text:list-item>
          <text:p text:style-name="P48">The Spirit is not theory — He is the reality of Christ in us, the all-inclusive dose we need daily.</text:p>
        </text:list-item>
        <text:list-item>
          <text:p text:style-name="P48">This week reminds us: God’s plan is not to give things, but to give <text:span text:style-name="Strong_20_Emphasis">Himself</text:span>.</text:p>
        </text:list-item>
      </text:list>
      <text:p text:style-name="Horizontal_20_Line"/>
      <text:h text:style-name="Heading_20_3" text:outline-level="3">📖 Closing Story</text:h>
      <text:p text:style-name="Text_20_body">A boy stood by the ocean with an empty cup. He dipped it into the waves and filled it. Smiling, he said, <text:span text:style-name="Emphasis">“I have the ocean!”</text:span></text:p>
      <text:p text:style-name="Text_20_body">His father laughed gently and said, <text:span text:style-name="Emphasis">“Son, you don’t have the whole ocean in your cup — but the same water that fills the ocean is now in your hand.”</text:span></text:p>
      <text:p text:style-name="Text_20_body">👉 That is how God gives Himself to us. We cannot contain all His greatness, but the same life, love, holiness, and light of the eternal God now lives in us through Christ and the Spirit.</text:p>
      <text:p text:style-name="Horizontal_20_Line"/>
      <text:h text:style-name="Heading_20_3" text:outline-level="3">🙏 Closing Prayer</text:h>
      <text:p text:style-name="Text_20_body">“Triune God, thank You for this week of learning. Thank You, Father, for Your love. Thank You, Lord Jesus, for Your grace. Thank You, Holy Spirit, for making these truths real in my heart. Help me to live in Your Word as fire and water, to walk in Your holiness and righteousness, and to enjoy Your plan of giving Yourself to me daily. Let my life shine as proof of Your life in me. Am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20T14:57:05.547000000</meta:creation-date>
    <dc:date>2025-10-02T19:42:07.468000000</dc:date>
    <meta:editing-duration>PT5H44M33S</meta:editing-duration>
    <meta:editing-cycles>6</meta:editing-cycles>
    <meta:generator>EasyOffice/7.6.2.1.0$Windows_X86_64 LibreOffice_project/0bc4d647150f05f02b71ccb5539a4012b57f1faf</meta:generator>
    <meta:document-statistic meta:table-count="0" meta:image-count="0" meta:object-count="0" meta:page-count="17" meta:paragraph-count="269" meta:word-count="5143" meta:character-count="27768" meta:non-whitespace-character-count="22906"/>
  </office:meta>
</office:document-meta>
</file>